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7.805cm"/>
    </style:style>
    <style:style style:name="Tabela1.B" style:family="table-column">
      <style:table-column-properties style:column-width="9.7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00f0ae" officeooo:paragraph-rsid="0000f0ae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1d22c" officeooo:paragraph-rsid="0001d22c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01d22c" officeooo:paragraph-rsid="0001d22c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2bc1a" officeooo:paragraph-rsid="0002bc1a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67043" officeooo:paragraph-rsid="00067043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67043" officeooo:paragraph-rsid="0006d3b9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20pt" fo:font-weight="bold" officeooo:rsid="0000f0ae" officeooo:paragraph-rsid="0000f0ae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ce181e" fo:font-size="16pt" fo:font-weight="normal" officeooo:rsid="000a55d9" officeooo:paragraph-rsid="000a55d9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use-window-font-color="true" fo:font-size="16pt" fo:font-style="italic" fo:font-weight="normal" officeooo:rsid="000a55d9" officeooo:paragraph-rsid="000a55d9" style:font-size-asian="14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text-properties style:use-window-font-color="true" fo:font-size="16pt" fo:font-style="normal" fo:font-weight="normal" officeooo:rsid="000a55d9" officeooo:paragraph-rsid="000a55d9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use-window-font-color="true" fo:font-size="16pt" fo:font-style="normal" fo:font-weight="normal" officeooo:rsid="000b7fd4" officeooo:paragraph-rsid="000b7fd4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style:use-window-font-color="true" fo:font-size="16pt" fo:font-style="normal" fo:font-weight="normal" officeooo:rsid="00067043" officeooo:paragraph-rsid="000d0690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fo:font-weight="normal" officeooo:rsid="00067043" officeooo:paragraph-rsid="00067043" fo:background-color="transparent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style="normal" fo:font-weight="normal" officeooo:rsid="0006d3b9" officeooo:paragraph-rsid="0006d3b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color="#ce181e" fo:font-size="16pt" fo:font-style="normal" fo:font-weight="normal" officeooo:rsid="000a55d9" officeooo:paragraph-rsid="000a55d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color="#ce181e" fo:font-size="15pt" fo:font-style="italic" style:text-underline-style="none" fo:font-weight="normal" officeooo:rsid="00264384" officeooo:paragraph-rsid="00264384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text-properties style:use-window-font-color="true" fo:font-size="16pt" fo:font-style="normal" fo:font-weight="normal" officeooo:rsid="000a55d9" officeooo:paragraph-rsid="000a55d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style:use-window-font-color="true" fo:font-size="16pt" fo:font-style="normal" fo:font-weight="normal" officeooo:rsid="000b7fd4" officeooo:paragraph-rsid="000b7fd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text-properties style:use-window-font-color="true" fo:font-size="16pt" fo:font-style="normal" fo:font-weight="normal" officeooo:rsid="001355f5" officeooo:paragraph-rsid="001355f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text-properties style:use-window-font-color="true" fo:font-size="16pt" fo:font-style="normal" fo:font-weight="normal" officeooo:rsid="00186946" officeooo:paragraph-rsid="0018694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style:use-window-font-color="true" fo:font-size="16pt" fo:font-style="normal" fo:font-weight="normal" officeooo:rsid="001946e6" officeooo:paragraph-rsid="001946e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style:use-window-font-color="true" fo:font-size="16pt" fo:font-style="normal" fo:font-weight="normal" officeooo:rsid="0019d695" officeooo:paragraph-rsid="0019d69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style:use-window-font-color="true" fo:font-size="16pt" fo:font-style="normal" fo:font-weight="normal" officeooo:rsid="0019d695" officeooo:paragraph-rsid="001b17ed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style:use-window-font-color="true" fo:font-size="16pt" fo:font-style="normal" fo:font-weight="normal" officeooo:rsid="001ec9b6" officeooo:paragraph-rsid="001ec9b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style:use-window-font-color="true" fo:font-size="16pt" fo:font-style="normal" style:text-underline-style="none" fo:font-weight="normal" officeooo:rsid="001aaef6" officeooo:paragraph-rsid="001aaef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text-properties style:use-window-font-color="true" fo:font-size="16pt" fo:font-style="normal" style:text-underline-style="none" fo:font-weight="normal" officeooo:rsid="001aaef6" officeooo:paragraph-rsid="001b17ed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text-properties style:use-window-font-color="true" fo:font-size="16pt" fo:font-style="normal" style:text-underline-style="none" fo:font-weight="normal" officeooo:rsid="001c69fc" officeooo:paragraph-rsid="001c69f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text-properties style:use-window-font-color="true" fo:font-size="16pt" fo:font-style="italic" fo:font-weight="normal" officeooo:rsid="00067043" officeooo:paragraph-rsid="000d0690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text-properties style:use-window-font-color="true" fo:font-size="16pt" fo:font-style="italic" fo:font-weight="normal" officeooo:rsid="00186946" officeooo:paragraph-rsid="0018694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30" style:family="paragraph" style:parent-style-name="Standard">
      <style:text-properties style:use-window-font-color="true" fo:font-size="16pt" fo:font-style="italic" fo:font-weight="bold" officeooo:rsid="00067043" officeooo:paragraph-rsid="000d0690" fo:background-color="transparent" style:font-size-asian="14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text-properties style:use-window-font-color="true" fo:font-size="16pt" fo:font-style="italic" style:text-underline-style="none" fo:font-weight="normal" officeooo:rsid="001c69fc" officeooo:paragraph-rsid="001c69fc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32" style:family="paragraph" style:parent-style-name="Standard">
      <style:text-properties style:use-window-font-color="true" fo:font-size="16pt" fo:font-style="italic" style:text-underline-style="none" fo:font-weight="normal" officeooo:rsid="001ec9b6" officeooo:paragraph-rsid="001ec9b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33" style:family="paragraph" style:parent-style-name="Standard">
      <style:text-properties style:use-window-font-color="true" fo:font-size="16pt" fo:font-style="italic" style:text-underline-style="none" fo:font-weight="normal" officeooo:rsid="001fc50a" officeooo:paragraph-rsid="001fc50a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34" style:family="paragraph" style:parent-style-name="Standard">
      <style:text-properties style:use-window-font-color="true" fo:font-size="15pt" fo:font-style="italic" style:text-underline-style="none" fo:font-weight="normal" officeooo:rsid="001fc50a" officeooo:paragraph-rsid="001fc50a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35" style:family="paragraph" style:parent-style-name="Standard">
      <style:text-properties style:use-window-font-color="true" fo:font-size="15pt" fo:font-style="italic" style:text-underline-style="none" fo:font-weight="normal" officeooo:rsid="00264384" officeooo:paragraph-rsid="00264384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36" style:family="paragraph" style:parent-style-name="Standard">
      <style:text-properties style:use-window-font-color="true" fo:font-size="15pt" fo:font-style="italic" style:text-underline-style="none" fo:font-weight="normal" officeooo:rsid="002a948d" officeooo:paragraph-rsid="002a948d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37" style:family="paragraph" style:parent-style-name="Standard">
      <style:text-properties style:use-window-font-color="true" fo:font-size="15pt" fo:font-style="italic" style:text-underline-style="none" fo:font-weight="normal" officeooo:rsid="002a948d" officeooo:paragraph-rsid="002ce62f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38" style:family="paragraph" style:parent-style-name="Standard">
      <style:text-properties style:use-window-font-color="true" fo:font-size="15pt" fo:font-style="normal" style:text-underline-style="none" fo:font-weight="normal" officeooo:rsid="0021e463" officeooo:paragraph-rsid="0021e463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text-properties style:use-window-font-color="true" fo:font-size="15pt" fo:font-style="normal" style:text-underline-style="none" fo:font-weight="normal" officeooo:rsid="00264384" officeooo:paragraph-rsid="00264384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text-properties style:use-window-font-color="true" fo:font-size="15pt" fo:font-style="normal" style:text-underline-style="none" fo:font-weight="normal" officeooo:rsid="0027c126" officeooo:paragraph-rsid="0027c126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>
      <style:paragraph-properties fo:break-before="page"/>
      <style:text-properties style:use-window-font-color="true" fo:font-size="20pt" fo:font-style="normal" fo:font-weight="bold" officeooo:rsid="0012010e" officeooo:paragraph-rsid="0012010e" fo:background-color="transparent" style:font-size-asian="20pt" style:font-style-asian="normal" style:font-weight-asian="bold" style:font-size-complex="20pt" style:font-style-complex="normal" style:font-weight-complex="bold"/>
    </style:style>
    <style:style style:name="P42" style:family="paragraph" style:parent-style-name="Standard">
      <style:paragraph-properties fo:break-before="page"/>
      <style:text-properties style:use-window-font-color="true" fo:font-size="20pt" fo:font-style="normal" style:text-underline-style="none" fo:font-weight="bold" officeooo:rsid="0024d7ad" officeooo:paragraph-rsid="0024d7ad" fo:background-color="transparent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bold" officeooo:rsid="000b7fd4" fo:background-color="transparent" loext:char-shading-value="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6d3b9" fo:background-color="transparent" loext:char-shading-value="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875ec" fo:background-color="transparent" loext:char-shading-value="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355f5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03f275" style:font-style-asian="italic" style:font-weight-asian="normal" style:font-style-complex="italic" style:font-weight-complex="normal"/>
    </style:style>
    <style:style style:name="T11" style:family="text">
      <style:text-properties fo:font-style="italic" fo:background-color="transparent" loext:char-shading-value="0" style:font-style-asian="italic" style:font-style-complex="italic"/>
    </style:style>
    <style:style style:name="T12" style:family="text">
      <style:text-properties fo:font-style="italic" officeooo:rsid="001355f5" fo:background-color="transparent" loext:char-shading-value="0" style:font-style-asian="italic" style:font-style-complex="italic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b7fd4" fo:background-color="transparent" loext:char-shading-value="0"/>
    </style:style>
    <style:style style:name="T16" style:family="text">
      <style:text-properties fo:font-style="normal" fo:background-color="transparent" loext:char-shading-value="0" style:font-style-asian="normal" style:font-style-complex="normal"/>
    </style:style>
    <style:style style:name="T17" style:family="text">
      <style:text-properties fo:font-style="normal" officeooo:rsid="0006d3b9" fo:background-color="transparent" loext:char-shading-value="0" style:font-style-asian="normal" style:font-style-complex="normal"/>
    </style:style>
    <style:style style:name="T18" style:family="text">
      <style:text-properties fo:font-style="normal" officeooo:rsid="00264384" style:font-style-asian="normal" style:font-style-complex="normal"/>
    </style:style>
    <style:style style:name="T19" style:family="text">
      <style:text-properties fo:font-style="normal" officeooo:rsid="00284a7e" style:font-style-asian="normal" style:font-style-complex="normal"/>
    </style:style>
    <style:style style:name="T20" style:family="text">
      <style:text-properties fo:color="#ce181e" fo:font-weight="bold" fo:background-color="transparent" loext:char-shading-value="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1b17ed"/>
    </style:style>
    <style:style style:name="T23" style:family="text">
      <style:text-properties style:text-underline-style="none" officeooo:rsid="001b17ed"/>
    </style:style>
    <style:style style:name="T24" style:family="text">
      <style:text-properties officeooo:rsid="001fc50a"/>
    </style:style>
    <style:style style:name="T25" style:family="text">
      <style:text-properties officeooo:rsid="00232378"/>
    </style:style>
    <style:style style:name="T26" style:family="text">
      <style:text-properties officeooo:rsid="0027c126"/>
    </style:style>
    <style:style style:name="T27" style:family="text">
      <style:text-properties officeooo:rsid="00284a7e"/>
    </style:style>
    <style:style style:name="T28" style:family="text">
      <style:text-properties officeooo:rsid="002a94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DING GEOJSON POLYGON LAYER</text:p>
      <text:p text:style-name="P1"/>
      <text:p text:style-name="P3">We will use json file containing GeoJson data</text:p>
      <text:p text:style-name="P2"/>
      <text:p text:style-name="P4">Add another child to the feature group (as with adding markers):</text:p>
      <text:p text:style-name="P4"/>
      <text:p text:style-name="Code"><text:tab/><text:span text:style-name="T4">fg.add_child(child=folium.</text:span><text:span text:style-name="T5">GeoJson( </text:span><text:span text:style-name="T10">parameters</text:span><text:span text:style-name="T5"> )</text:span><text:span text:style-name="T4">)</text:span></text:p>
      <text:p text:style-name="P4"><text:tab/><text:tab/><text:tab/><text:tab/><text:tab/><text:tab/>^^^ </text:p>
      <text:p text:style-name="P4"><text:tab/><text:tab/><text:tab/>Creates a GeoJson object for plotting into a Map.</text:p>
      <text:p text:style-name="P4"/>
      <text:p text:style-name="P5">Parameters: data (we will use a <text:span text:style-name="T13">file obcject</text:span>)</text:p>
      <text:p text:style-name="P5">We have to create the <text:span text:style-name="T13">file object</text:span><text:span text:style-name="T14"> using </text:span><text:span text:style-name="T2">open() </text:span><text:span text:style-name="T14">function</text:span></text:p>
      <text:p text:style-name="P13"/>
      <text:p text:style-name="P6"><text:span text:style-name="T14"><text:tab/></text:span><text:span text:style-name="T11">fg.add_child(child=folium.</text:span><text:span text:style-name="T6">GeoJson(</text:span><text:span text:style-name="T7">open(‘wor</text:span><text:span text:style-name="T8">l</text:span><text:span text:style-name="T7">d.json’, ‘r’)</text:span><text:span text:style-name="T6"> )</text:span><text:span text:style-name="T11">)</text:span></text:p>
      <text:p text:style-name="P6"><text:span text:style-name="T11"><text:tab/><text:tab/><text:tab/><text:tab/><text:tab/><text:tab/> <text:s text:c="24"/></text:span><text:span text:style-name="T16"><text:s text:c="3"/></text:span><text:span text:style-name="T17">read mode ^</text:span></text:p>
      <text:p text:style-name="P14"/>
      <text:p text:style-name="P8"><text:span text:style-name="T17">B</text:span><text:span text:style-name="T16">UT ITS NOT ALL </text:span></text:p>
      <text:p text:style-name="P15"/>
      <text:p text:style-name="P9"><text:span text:style-name="T14"><text:tab/>fg.add_child(child=folium.GeoJson(open('world.json', 'r',)<text:tab/><text:tab/><text:tab/><text:tab/> <text:s text:c="48"/>encoding='utf-8-sig').</text:span><text:span text:style-name="T20">read()</text:span><text:span text:style-name="T14"> ))</text:span></text:p>
      <text:p text:style-name="P17"><text:tab/><text:tab/><text:tab/><text:tab/><text:tab/>^^^ open zwraca obiekt typu TextIOWrapper,</text:p>
      <text:p text:style-name="P10"><text:span text:style-name="T14"><text:tab/><text:tab/><text:tab/>taki obiekt ma metodę </text:span><text:span text:style-name="T20">read()</text:span><text:span text:style-name="T14">, która zwraca nam stringa</text:span></text:p>
      <text:p text:style-name="P17"/>
      <text:p text:style-name="P18">Inaczej możnaby to zapisać:</text:p>
      <text:p text:style-name="P18"/>
      <text:p text:style-name="P18"><text:tab/>file = open('world.json', 'r', encoding='utf-8-sig')</text:p>
      <text:p text:style-name="P11"><text:span text:style-name="T14"><text:tab/></text:span><text:span text:style-name="T2">file_read</text:span><text:span text:style-name="T14"> = file.read()</text:span></text:p>
      <text:p text:style-name="P12"><text:span text:style-name="T11"><text:tab/>fg.add_child(child=folium.</text:span><text:span text:style-name="T6">GeoJson( </text:span><text:span text:style-name="T12">data</text:span><text:span text:style-name="T9">=</text:span><text:span text:style-name="T3">file_read</text:span><text:span text:style-name="T15"> </text:span><text:span text:style-name="T6">)</text:span><text:span text:style-name="T11">)</text:span></text:p>
      <text:p text:style-name="P2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Code">type(file)</text:p>
          </table:table-cell>
          <table:table-cell table:style-name="Tabela1.B1" office:value-type="string">
            <text:p text:style-name="Code">type(<text:span text:style-name="T1">file_read</text:span>)</text:p>
          </table:table-cell>
        </table:table-row>
        <table:table-row>
          <table:table-cell table:style-name="Tabela1.A2" office:value-type="string">
            <text:p text:style-name="Code">_io.TextIOWrapper</text:p>
          </table:table-cell>
          <table:table-cell table:style-name="Tabela1.B2" office:value-type="string">
            <text:p text:style-name="Code">str</text:p>
          </table:table-cell>
        </table:table-row>
      </table:table>
      <text:p text:style-name="P30"/>
      <text:p text:style-name="P30"/>
      <text:p text:style-name="P41">COLOR BASED POLYGON FEATURES</text:p>
      <text:p text:style-name="P19">Kolor będzie się różnił w zależności od populacji.</text:p>
      <text:p text:style-name="P24">Plik world.json zawiera informację na temat populacji danych krajów (POP2005)</text:p>
      <text:p text:style-name="P20">Do funkcji, z ostaniego paragrafu dodamy nowy parametr - <text:span text:style-name="T1">style_function</text:span>:</text:p>
      <text:p text:style-name="P20"/>
      <text:p text:style-name="P29"><text:tab/>fg.add_child(child=folium.GeoJson(<text:span text:style-name="T1">data</text:span>=polygon_str, </text:p>
      <text:p text:style-name="P29"><text:span text:style-name="T1"><text:tab/><text:tab/><text:tab/><text:tab/><text:tab/><text:tab/><text:tab/> <text:s text:c="4"/>style_function</text:span>)</text:p>
      <text:p text:style-name="P19"/>
      <text:p text:style-name="P21">Parameter <text:span text:style-name="T1">style_function</text:span> expects a “lambda function”</text:p>
      <text:p text:style-name="P22">np:</text:p>
      <text:p text:style-name="P23"><text:span text:style-name="T4"><text:tab/></text:span><text:span text:style-name="T5">l</text:span><text:span text:style-name="T4"> = lambda x: x**2<text:line-break/> <text:tab/></text:span><text:span text:style-name="T5">l</text:span><text:line-break/><text:tab/><text:span text:style-name="T21">&lt;function &lt;lambda&gt; at 0x02E2C618&gt;</text:span></text:p>
      <text:p text:style-name="P23"><text:span text:style-name="T21"/></text:p>
      <text:p text:style-name="P23"><text:span text:style-name="T23">wywołanie:</text:span><text:line-break/><text:tab/><text:span text:style-name="T5">l</text:span><text:span text:style-name="T4">(2)</text:span><text:line-break/><text:tab/><text:span text:style-name="T21">4</text:span></text:p>
      <text:p text:style-name="P22"><text:span text:style-name="T21"/></text:p>
      <text:p text:style-name="P25">Jaka jest więc różnica między fcją lambda a nie-lambda? Mógłbym napisać taką funkcję:</text:p>
      <text:p text:style-name="P25"/>
      <text:p text:style-name="P26"><text:tab/><text:span text:style-name="T4">def </text:span><text:span text:style-name="T5">kwadrat</text:span><text:span text:style-name="T4">(liczba):<text:line-break/><text:tab/><text:tab/>return liczba**2</text:span></text:p>
      <text:p text:style-name="P26"><text:span text:style-name="T4"/></text:p>
      <text:p text:style-name="P26"><text:span text:style-name="T22">I ją wywołać:</text:span><text:span text:style-name="T4"><text:line-break/><text:tab/></text:span><text:span text:style-name="T5">kwadrat</text:span><text:span text:style-name="T4">(2)</text:span><text:line-break/><text:tab/>4</text:p>
      <text:p text:style-name="P26"/>
      <text:p text:style-name="P26"><text:a xlink:type="simple" xlink:href="http://www.secnetix.de/olli/Python/lambda_functions.hawk" text:style-name="Internet_20_link" text:visited-style-name="Visited_20_Internet_20_Link">http://www.secnetix.de/olli/Python/lambda_functions.hawk</text:a></text:p>
      <text:p text:style-name="P27">więc piszemy np.:</text:p>
      <text:p text:style-name="P27"/>
      <text:p text:style-name="P31"><text:tab/>fg.add_child(child=folium.GeoJson(data=polygon_str,</text:p>
      <text:p text:style-name="P31"><text:s text:c="31"/><text:span text:style-name="T1"><text:s/>style_function=lambda x: {'fillColor':'yellow'}</text:span>))</text:p>
      <text:p text:style-name="P31"/>
      <text:p text:style-name="P32">w efekcie czego WSZYSTKIE kraje będą żółte</text:p>
      <text:p text:style-name="P32"><text:soft-page-break/>Ale jak pokolorować <text:span text:style-name="T24">kraje zależnie od populacji?</text:span></text:p>
      <text:p text:style-name="P33">Trzeba napisać conditional w fcji lambda, np:</text:p>
      <text:p text:style-name="P33"/>
      <text:p text:style-name="P34">fg.add_child(child=folium.GeoJson(data=polygon_str,</text:p>
      <text:p text:style-name="P34">style_function=lambda x: {'fillColor':'yellow' if x['properties']['POP2005']</text:p>
      <text:p text:style-name="P34"><text:tab/><text:tab/><text:tab/><text:tab/><text:tab/><text:tab/><text:tab/><text:tab/>&lt; 10000000<text:span text:style-name="T25">}</text:span>))</text:p>
      <text:p text:style-name="P34"/>
      <text:p text:style-name="P34">x – features</text:p>
      <text:p text:style-name="P34">‘properties’ - dictionary’s key</text:p>
      <text:p text:style-name="P34">‘POP2005’ - value of the key ‘properties’</text:p>
      <text:p text:style-name="P34"/>
      <text:p text:style-name="P38">finalnie:</text:p>
      <text:p text:style-name="P34"/>
      <text:p text:style-name="P34">fg.add_child(child=folium.GeoJson(data=polygon_str,</text:p>
      <text:p text:style-name="P34">style_function=lambda x: {'fillColor':'green' if x['properties']['POP2005'] &lt; 10000000</text:p>
      <text:p text:style-name="P34">else 'orange' if 10000000 &lt;= x['properties']['POP2005'] &lt; 20000000 else 'red'}))</text:p>
      <text:p text:style-name="P34"/>
      <text:p text:style-name="P42">ADDING A LAYER CONTROL PANEL</text:p>
      <text:p text:style-name="P39">Zaimplementujemy funkcję która pozwoli włączać I wyłączać warstwy <text:span text:style-name="T26">(polygon oraz marker)</text:span></text:p>
      <text:p text:style-name="P40"><text:span text:style-name="T1">Layer control class</text:span> of the folium module which can be added like this</text:p>
      <text:p text:style-name="P39"/>
      <text:p text:style-name="P39"><text:tab/>… // <text:span text:style-name="T27">to samo co wcześniej</text:span></text:p>
      <text:p text:style-name="P35"><text:tab/><text:span text:style-name="T1">map.add_child</text:span>(<text:span text:style-name="T1">folium.LayerControl()</text:span>)</text:p>
      <text:p text:style-name="P35"><text:tab/>map.add_child(fg)</text:p>
      <text:p text:style-name="P35"><text:tab/>map.save("Map1.html")</text:p>
      <text:p text:style-name="P35"/>
      <text:p text:style-name="P16"><text:tab/><text:span text:style-name="T28">ALE TO JEST ŹLE</text:span></text:p>
      <text:p text:style-name="P16"/>
      <text:p text:style-name="P36">LayerControl musimy dodać PO feature group fg (która zawiera polygony I markery):</text:p>
      <text:p text:style-name="P36"/>
      <text:p text:style-name="P37"><text:tab/><text:span text:style-name="T18">… // </text:span><text:span text:style-name="T19">to samo co wcześniej</text:span></text:p>
      <text:p text:style-name="P36"><text:tab/>map.add_child(fg)</text:p>
      <text:p text:style-name="P36"><text:tab/><text:span text:style-name="T1">map.add_child(folium.LayerControl())</text:span></text:p>
      <text:p text:style-name="P36"><text:tab/>map.save("Map1.html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>
      <style:text-properties fo:font-size="16pt" fo:font-weight="normal" officeooo:rsid="0002bc1a" style:font-size-asian="14pt" style:font-weight-asian="normal" style:font-size-complex="16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5-07T20:56:16.116000000</dc:date>
    <meta:editing-duration>PT1H14M6S</meta:editing-duration>
    <meta:editing-cycles>43</meta:editing-cycles>
    <meta:document-statistic meta:table-count="1" meta:image-count="0" meta:object-count="0" meta:page-count="4" meta:paragraph-count="65" meta:word-count="310" meta:character-count="2797" meta:non-whitespace-character-count="2365"/>
  </office:meta>
</office:document-meta>
</file>